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820" officeooo:paragraph-rsid="00073820"/>
    </style:style>
    <style:style style:name="P2" style:family="paragraph" style:parent-style-name="Standard">
      <style:text-properties style:font-name="Manjari Bold" officeooo:rsid="00073820" officeooo:paragraph-rsid="00073820"/>
    </style:style>
    <style:style style:name="P3" style:family="paragraph" style:parent-style-name="Standard" style:list-style-name="L1">
      <style:text-properties style:font-name="aakar" officeooo:rsid="0008796c" officeooo:paragraph-rsid="0008796c"/>
    </style:style>
    <style:style style:name="P4" style:family="paragraph" style:parent-style-name="Standard" style:list-style-name="L1">
      <style:text-properties style:font-name="aakar" officeooo:rsid="0008da0f" officeooo:paragraph-rsid="0008da0f"/>
    </style:style>
    <style:style style:name="P5" style:family="paragraph" style:parent-style-name="Standard">
      <style:paragraph-properties fo:text-align="start" style:justify-single-word="false"/>
      <style:text-properties style:font-name="aakar" officeooo:rsid="0008da0f" officeooo:paragraph-rsid="0008da0f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aakar" officeooo:rsid="000a19df" officeooo:paragraph-rsid="000a19df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aakar" officeooo:rsid="000a3e4f" officeooo:paragraph-rsid="000a3e4f"/>
    </style:style>
    <style:style style:name="P8" style:family="paragraph" style:parent-style-name="Standard">
      <style:paragraph-properties fo:text-align="start" style:justify-single-word="false"/>
      <style:text-properties style:font-name="aakar" officeooo:rsid="000a3e4f" officeooo:paragraph-rsid="000a3e4f"/>
    </style:style>
    <style:style style:name="P9" style:family="paragraph" style:parent-style-name="Standard" style:list-style-name="L7">
      <style:paragraph-properties fo:text-align="start" style:justify-single-word="false"/>
      <style:text-properties style:font-name="aakar" officeooo:rsid="000a3e4f" officeooo:paragraph-rsid="000a3e4f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aakar" officeooo:rsid="000b6f12" officeooo:paragraph-rsid="000b6f12"/>
    </style:style>
    <style:style style:name="P11" style:family="paragraph" style:parent-style-name="Standard" style:list-style-name="L8">
      <style:paragraph-properties fo:text-align="start" style:justify-single-word="false"/>
      <style:text-properties style:font-name="aakar" fo:font-size="15pt" officeooo:rsid="000b6f12" officeooo:paragraph-rsid="000b6f12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Manjari Bold1" officeooo:rsid="000a19df" officeooo:paragraph-rsid="000a19df"/>
    </style:style>
    <style:style style:name="P13" style:family="paragraph" style:parent-style-name="Standard">
      <style:paragraph-properties fo:text-align="start" style:justify-single-word="false"/>
      <style:text-properties style:font-name="Manjari Bold1" officeooo:rsid="000b6f12" officeooo:paragraph-rsid="000b6f12"/>
    </style:style>
    <style:style style:name="P14" style:family="paragraph" style:parent-style-name="Standard">
      <style:paragraph-properties fo:text-align="start" style:justify-single-word="false"/>
      <style:text-properties officeooo:paragraph-rsid="000a19df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a19df" style:font-size-asian="13.1000003814697pt" style:font-size-complex="15pt"/>
    </style:style>
    <style:style style:name="T3" style:family="text">
      <style:text-properties style:font-name="Manjari Bold1" fo:font-size="15pt" style:font-size-asian="13.1000003814697pt" style:font-size-complex="15pt"/>
    </style:style>
    <style:style style:name="T4" style:family="text">
      <style:text-properties style:font-name="Manjari Bold1" fo:font-size="15pt" officeooo:rsid="000a19df" style:font-size-asian="13.1000003814697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Olex App Reguirements</text:span></text:p>
      <text:p text:style-name="P1"><text:span text:style-name="T1"/></text:p>
      <text:p text:style-name="P2"><text:span text:style-name="T1">FRONTEND PAGES</text:span></text:p>
      <text:list xml:id="list2779719014" text:style-name="L1">
        <text:list-item>
          <text:p text:style-name="P3"><text:span text:style-name="T1">Home</text:span></text:p>
        </text:list-item>
        <text:list-item>
          <text:p text:style-name="P4"><text:span text:style-name="T1">Category</text:span></text:p>
        </text:list-item>
        <text:list-item>
          <text:p text:style-name="P4"><text:span text:style-name="T1">Register</text:span></text:p>
        </text:list-item>
        <text:list-item>
          <text:p text:style-name="P4"><text:span text:style-name="T1">Login</text:span></text:p>
        </text:list-item>
        <text:list-item>
          <text:p text:style-name="P4"><text:span text:style-name="T1">Post Advertise</text:span></text:p>
        </text:list-item>
        <text:list-item>
          <text:p text:style-name="P4"><text:span text:style-name="T1">Single Advertise</text:span></text:p>
        </text:list-item>
      </text:list>
      <text:p text:style-name="P5"><text:span text:style-name="T1"/></text:p>
      <text:p text:style-name="P12"><text:span text:style-name="T1">DESIGN SPECS</text:span></text:p>
      <text:list xml:id="list698411896" text:style-name="L4">
        <text:list-item>
          <text:p text:style-name="P6"><text:span text:style-name="T1">Use Olex logo (frontend and admin)</text:span></text:p>
        </text:list-item>
        <text:list-item>
          <text:p text:style-name="P6"><text:span text:style-name="T1">Social media icons and contact info</text:span></text:p>
        </text:list-item>
        <text:list-item>
          <text:p text:style-name="P6"><text:span text:style-name="T1">Mobile friendly</text:span></text:p>
        </text:list-item>
      </text:list>
      <text:p text:style-name="P12"><text:span text:style-name="T1"/></text:p>
      <text:p text:style-name="P14"><text:span text:style-name="T4">FUNCTIONALITY SPECS</text:span></text:p>
      <text:list xml:id="list2016345010" text:style-name="L5">
        <text:list-item>
          <text:p text:style-name="P7"><text:span text:style-name="T2">p</text:span><text:span text:style-name="T1">ost advertise </text:span></text:p>
        </text:list-item>
        <text:list-item>
          <text:p text:style-name="P7"><text:span text:style-name="T1">display categories with pagination</text:span></text:p>
        </text:list-item>
        <text:list-item>
          <text:p text:style-name="P7"><text:span text:style-name="T1">display advertises with pagination</text:span></text:p>
        </text:list-item>
        <text:list-item>
          <text:p text:style-name="P7"><text:span text:style-name="T1">search advertise </text:span></text:p>
        </text:list-item>
        <text:list-item>
          <text:p text:style-name="P7"><text:span text:style-name="T1">register</text:span></text:p>
        </text:list-item>
        <text:list-item>
          <text:p text:style-name="P7"><text:span text:style-name="T1">login</text:span></text:p>
        </text:list-item>
        <text:list-item>
          <text:p text:style-name="P10"><text:span text:style-name="T1">forgot password</text:span></text:p>
        </text:list-item>
        <text:list-item>
          <text:p text:style-name="P10"><text:span text:style-name="T1">reset password</text:span></text:p>
        </text:list-item>
        <text:list-item>
          <text:p text:style-name="P10"><text:span text:style-name="T1">feedback</text:span></text:p>
        </text:list-item>
        <text:list-item>
          <text:p text:style-name="P10"><text:span text:style-name="T1">contact</text:span></text:p>
        </text:list-item>
      </text:list>
      <text:p text:style-name="P8"><text:span text:style-name="T1"/></text:p>
      <text:p text:style-name="P13"><text:span text:style-name="T1">ADVERTISE PAGE FIELDS</text:span></text:p>
      <text:list xml:id="list110932302" text:style-name="L8">
        <text:list-item>
          <text:p text:style-name="P11">title</text:p>
        </text:list-item>
        <text:list-item>
          <text:p text:style-name="P11">date &amp; time</text:p>
        </text:list-item>
        <text:list-item>
          <text:p text:style-name="P11">advertise id</text:p>
        </text:list-item>
        <text:list-item>
          <text:p text:style-name="P11">images</text:p>
        </text:list-item>
        <text:list-item>
          <text:p text:style-name="P11">price</text:p>
        </text:list-item>
        <text:list-item>
          <text:p text:style-name="P11">condition</text:p>
        </text:list-item>
        <text:list-item>
          <text:p text:style-name="P11">item type – (Category)</text:p>
        </text:list-item>
        <text:list-item>
          <text:p text:style-name="P11">description</text:p>
        </text:list-item>
        <text:list-item>
          <text:p text:style-name="P11">Owner – Name &amp; Image &amp; PhoneNumber</text:p>
        </text:list-item>
        <text:list-item>
          <text:p text:style-name="P11"/>
        </text:list-item>
      </text:list>
      <text:p text:style-name="P8"><text:span text:style-name="T1"/></text:p>
      <text:p text:style-name="P8"><text:span text:style-name="T4">P</text:span><text:span text:style-name="T3">ossible Future Functionality</text:span></text:p>
      <text:list xml:id="list3513016943" text:style-name="L7">
        <text:list-item>
          <text:p text:style-name="P9"><text:soft-page-break/><text:span text:style-name="T1">contact advertise and app will handle operation of deliver an advertise</text:span></text:p>
        </text:list-item>
      </text:list>
      <text:list xml:id="list151510499357133" text:continue-list="list2779719014" text:style-name="L1">
        <text:list-header>
          <text:p text:style-name="P4"><text:span text:style-name="T1"/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Bold" svg:font-family="'Manjari Bold'" style:font-pitch="variable"/>
    <style:font-face style:name="Manjari Bold1" svg:font-family="'Manjari Bold'" style:font-adornments="Bold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4:20:43.553099102</meta:creation-date>
    <dc:date>2020-03-20T15:14:58.388982235</dc:date>
    <meta:editing-duration>PT12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18" meta:character-count="633" meta:non-whitespace-character-count="573"/>
  </office:meta>
</office:document-meta>
</file>